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5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1" calcext:value-type="float">
            <text:p>1251</text:p>
          </table:table-cell>
          <table:table-cell table:style-name="ce7" table:formula="of:=COUNTIF([.B7:.B999998];&quot;X&quot;)" office:value-type="float" office:value="1078" calcext:value-type="float">
            <text:p>1078</text:p>
          </table:table-cell>
          <table:table-cell table:style-name="ce7" table:formula="of:=COUNTIF([.C7:.C999998];&quot;X&quot;)" office:value-type="float" office:value="21" calcext:value-type="float">
            <text:p>21</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7" calcext:value-type="float">
            <text:p>147</text:p>
          </table:table-cell>
          <table:table-cell table:style-name="ce25" table:formula="of:=SUM([.B2:.F2])" office:value-type="float" office:value="1331" calcext:value-type="float">
            <text:p>13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15">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160">
          <table:table-cell table:style-name="ce2"/>
          <table:table-cell table:style-name="ce7" table:number-columns-repeated="5"/>
          <table:table-cell table:style-name="ce2" table:number-columns-repeated="20"/>
          <table:table-cell table:number-columns-repeated="998"/>
        </table:table-row>
        <table:table-row table:style-name="ro3" table:number-rows-repeated="1047157">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6">00/00/0000</text:date>, <text:time style:data-style-name="N2" text:time-value="21:27:34.5256635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6T21:29:39.552473227</dc:date>
    <meta:editing-duration>P1DT9H24M3S</meta:editing-duration>
    <meta:editing-cycles>1243</meta:editing-cycles>
    <meta:document-statistic meta:table-count="1" meta:cell-count="7549" meta:object-count="0"/>
  </office:meta>
</office:document-meta>
</file>